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Heading_20_1">
      <style:text-properties officeooo:rsid="008bde50"/>
    </style:style>
    <style:style style:name="P114" style:family="paragraph" style:parent-style-name="Text_20_body">
      <style:text-properties officeooo:rsid="008bde50" officeooo:paragraph-rsid="008bde50"/>
    </style:style>
    <style:style style:name="P115" style:family="paragraph" style:parent-style-name="CommitMessage">
      <style:text-properties officeooo:rsid="008bde50" officeooo:paragraph-rsid="008bde50"/>
    </style:style>
    <style:style style:name="P116" style:family="paragraph" style:parent-style-name="Text_20_body">
      <style:text-properties officeooo:rsid="008e6e83" officeooo:paragraph-rsid="008e6e83"/>
    </style:style>
    <style:style style:name="P117" style:family="paragraph" style:parent-style-name="TODO">
      <style:text-properties officeooo:rsid="008e6e83" officeooo:paragraph-rsid="008e6e83"/>
    </style:style>
    <style:style style:name="P118" style:family="paragraph" style:parent-style-name="TODO">
      <style:text-properties officeooo:rsid="008fd16b" officeooo:paragraph-rsid="008fd16b"/>
    </style:style>
    <style:style style:name="P119" style:family="paragraph" style:parent-style-name="TODO">
      <style:text-properties officeooo:rsid="009257a4" officeooo:paragraph-rsid="009257a4"/>
    </style:style>
    <style:style style:name="P120" style:family="paragraph" style:parent-style-name="TODO">
      <style:text-properties officeooo:rsid="0090e5c1" officeooo:paragraph-rsid="0090e5c1"/>
    </style:style>
    <style:style style:name="P121" style:family="paragraph" style:parent-style-name="TODO">
      <style:text-properties officeooo:rsid="0090ffc9" officeooo:paragraph-rsid="0090ffc9"/>
    </style:style>
    <style:style style:name="P122" style:family="paragraph" style:parent-style-name="Text_20_body">
      <style:text-properties officeooo:rsid="0090ffc9" officeooo:paragraph-rsid="0090ffc9"/>
    </style:style>
    <style:style style:name="P123" style:family="paragraph" style:parent-style-name="Text_20_body">
      <style:text-properties officeooo:rsid="009445da" officeooo:paragraph-rsid="009445da"/>
    </style:style>
    <style:style style:name="P124" style:family="paragraph" style:parent-style-name="Text_20_body">
      <style:text-properties officeooo:rsid="00959fa0" officeooo:paragraph-rsid="00959fa0"/>
    </style:style>
    <style:style style:name="P125" style:family="paragraph" style:parent-style-name="Text_20_body">
      <style:text-properties officeooo:rsid="00970648" officeooo:paragraph-rsid="00970648"/>
    </style:style>
    <style:style style:name="P126" style:family="paragraph" style:parent-style-name="Text_20_body">
      <style:text-properties fo:font-style="normal" officeooo:rsid="00981145" officeooo:paragraph-rsid="00981145" style:font-style-asian="normal" style:font-style-complex="normal"/>
    </style:style>
    <style:style style:name="P127" style:family="paragraph" style:parent-style-name="Text_20_body">
      <style:text-properties officeooo:rsid="00981145" officeooo:paragraph-rsid="00981145"/>
    </style:style>
    <style:style style:name="P128" style:family="paragraph" style:parent-style-name="Text_20_body">
      <style:text-properties officeooo:rsid="009a4fad" officeooo:paragraph-rsid="009a4fad"/>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8a8a2b"/>
    </style:style>
    <style:style style:name="T74" style:family="text">
      <style:text-properties officeooo:rsid="008e6e83"/>
    </style:style>
    <style:style style:name="T75" style:family="text">
      <style:text-properties officeooo:rsid="009445da"/>
    </style:style>
    <style:style style:name="T76" style:family="text">
      <style:text-properties officeooo:rsid="0096d4c3"/>
    </style:style>
    <style:style style:name="T77" style:family="text">
      <style:text-properties fo:font-style="normal" officeooo:rsid="00981145" style:font-style-asian="normal" style:font-style-complex="normal"/>
    </style:style>
    <style:style style:name="T78" style:family="text">
      <style:text-properties officeooo:rsid="009883af"/>
    </style:style>
    <style:style style:name="T79" style:family="text">
      <style:text-properties officeooo:rsid="0098ca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75768335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TODO">☐ <text:span text:style-name="T73">Add it to toolbar or assign a keyboard shortcut</text:span></text:p>
      <text:h text:style-name="P113" text:outline-level="1"><text:bookmark-start text:name="__RefHeading___Toc1362_1694774122"/>2025-Apr-04<text:tab/>CollectionInterface<text:bookmark-end text:name="__RefHeading___Toc1362_1694774122"/></text:h>
      <text:p text:style-name="P114">Per LycanTh<text:span text:style-name="T74">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5">CollectionInterface: switch from GetTempPath2() to GetTempPath() to be compatible with Win10 and earlier → 928e2fb</text:p>
      <text:p text:style-name="P116">Other suggestions:</text:p>
      <text:p text:style-name="TODO">☐ Use FILE = List Box</text:p>
      <text:p text:style-name="P117">☐ Automatically get FL and AC for a UDL that has them<text:line-break/>☐ Make it optional</text:p>
      <text:p text:style-name="P117"><text:soft-page-break/>☐ Allow selecting multiple files for download at once</text:p>
      <text:p text:style-name="P118">☐ Change BTN order</text:p>
      <text:p text:style-name="P118">☐ Add STATUS indicator</text:p>
      <text:p text:style-name="P118">☐ Consider: popup or progress bar during download</text:p>
      <text:p text:style-name="P118">☐ Consider: CANCEL button to stop the download in-progress</text:p>
      <text:p text:style-name="P119">☐ Consider: HELP/? Button / <text:a xlink:type="simple" xlink:href="https://learn.microsoft.com/en-us/windows/win32/controls/tooltip-controls" text:style-name="Internet_20_link" text:visited-style-name="Visited_20_Internet_20_Link">tooltip</text:a></text:p>
      <text:p text:style-name="P118">☐ LongTerm feature: automatically edit overrideMap</text:p>
      <text:p text:style-name="P118">☐ Document usage in the README</text:p>
      <text:p text:style-name="P120">☐ Confirm whether autoCompletion filename needs to match the id-name or match the display-name</text:p>
      <text:p text:style-name="P120">☐ LongTerm feature: automatically generate autoCompletion from Keywords if AC.xml doesn’t already exist</text:p>
      <text:p text:style-name="P121">☐ Add the LongTerm features as GitHub issues rather than tracking them here.</text:p>
      <text:p text:style-name="P122">Let’s start by reordering the buttons. <text:span text:style-name="T75">And now start adding more space for the List Box</text:span></text:p>
      <text:p text:style-name="P123">ASIDE: Somehow, I got on the tangent of the progress bar, and I made a dummy dialog [since deleted] that showed</text:p>
      <text:p text:style-name="CodeIndent">CONTROL <text:s text:c="8"/>"",IDC_PROGRESS1,"msctls_progress32",WS_BORDER,14,21,80,14</text:p>
      <text:p text:style-name="Text_20_body">… <text:span text:style-name="T75">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75">How to Use Progress Bar Controls</text:span></text:a><text:span text:style-name="T75">” and the generic </text:span><text:a xlink:type="simple" xlink:href="https://learn.microsoft.com/en-us/windows/win32/menurc/control-control" text:style-name="Internet_20_link" text:visited-style-name="Visited_20_Internet_20_Link"><text:span text:style-name="T75">“CONTROL control” syntax</text:span></text:a><text:span text:style-name="T75">, and this </text:span><text:a xlink:type="simple" xlink:href="https://cplusplus.com/forum/windows/30675/" text:style-name="Internet_20_link" text:visited-style-name="Visited_20_Internet_20_Link"><text:span text:style-name="T75">cplusplus.com-forum-post</text:span></text:a><text:span text:style-name="T75">.</text:span></text:p>
      <text:p text:style-name="P124">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76">(LB_GETSELCOUNT and LB_GETSELITEMS will be needed if I’m going to eventually allow multiple selections.)</text:span></text:p>
      <text:p text:style-name="P125"><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77">dialog preview. <text:s/>I just wish I could switch between graphical editing and text editing, without having to add all the VS cruft to the resource files and headers.</text:span><text:span text:style-name="T11">)</text:span></text:p>
      <text:p text:style-name="P126">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7">Okay, now it’s safe to try to create the dummy RC file. <text:s/><text:span text:style-name="T78">Create a </text:span><text:a xlink:type="simple" xlink:href="https://learn.microsoft.com/en-us/windows/win32/controls/tab-control-reference" text:style-name="Internet_20_link" text:visited-style-name="Visited_20_Internet_20_Link"><text:span text:style-name="T78">Tab Control</text:span></text:a><text:span text:style-name="T78"> and a </text:span><text:a xlink:type="simple" xlink:href="https://learn.microsoft.com/en-us/windows/win32/controls/progress-bar-control-reference" text:style-name="Internet_20_link" text:visited-style-name="Visited_20_Internet_20_Link"><text:span text:style-name="T78">Progress Bar</text:span></text:a><text:span text:style-name="T78">. <text:s/></text:span><text:span text:style-name="T79">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8">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4T16:17:41.981814200</dc:date>
    <meta:editing-duration>P2DT14H6S</meta:editing-duration>
    <meta:editing-cycles>138</meta:editing-cycles>
    <meta:generator>LibreOffice/25.2.1.2$Windows_X86_64 LibreOffice_project/d3abf4aee5fd705e4a92bba33a32f40bc4e56f49</meta:generator>
    <meta:document-statistic meta:table-count="1" meta:image-count="3" meta:object-count="0" meta:page-count="20" meta:paragraph-count="350" meta:word-count="5841" meta:character-count="36218" meta:non-whitespace-character-count="3031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